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25-10-31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25-03-11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24-10-23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24-08-27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24-02-28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23-09-01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23-06-02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23-02-2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22-10-13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22-09-01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22-02-23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21-11-03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21-08-25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21-03-02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20-10-28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20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20-03-04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19-11-08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19-02-2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18-11-15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18-03-08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17-11-08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17-03-01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16-11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16-03-0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14-12-18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14-09-1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13-12-24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13-09-20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13-06-25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13-03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12-12-1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12-09-19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12-06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12-03-22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11-12-12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11-09-21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11-06-1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11-03-24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10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10-09-24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10-03-12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09-12-11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09-10-2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09-09-25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09-06-16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09-02-24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09-02-03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08-10-2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08-02-28 0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07-10-22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07-06-15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07-0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06-09-13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06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05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05-05-23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05-02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2004-03-18 0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98-11-0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98-05-08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97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95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95-04-06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94-12-08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94-04-20 0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93-10-20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93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92-04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91-11-05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91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90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90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88-1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88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87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86-12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86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85-1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85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84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83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83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82-1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82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81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81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80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80-09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80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78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78-09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78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78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77-1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77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77-06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77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76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76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76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75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75-06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75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74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74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74-05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74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73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73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73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73-0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72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72-08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72-05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72-0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71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71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71-06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70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70-09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70-06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70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69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69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69-06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69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68-1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68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68-06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68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67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67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67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67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66-1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66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66-0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65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65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65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65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64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64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64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63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63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63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63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62-1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62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62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61-1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61-06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59-06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1408</text:p>
          </table:table-cell>
          <table:table-cell office:value-type="string" calcext:value-type="string">
            <text:p>26S/33E-34CCA</text:p>
          </table:table-cell>
          <table:table-cell office:value-type="string" calcext:value-type="string">
            <text:p>1958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78" meta:object-count="0"/>
    <meta:user-defined meta:name="AppVersion">3.0</meta:user-defined>
  </office:meta>
</office:document-meta>
</file>